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color="#0000cd" loext:opacity="100%"/>
    </style:style>
    <style:style style:name="T2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!DOCTYPE<text:span text:style-name="T2"> html</text:span><text:span text:style-name="T1">&gt;</text:span><text:line-break/><text:span text:style-name="T1">&lt;</text:span>html<text:span text:style-name="T1">&gt;</text:span><text:line-break/><text:span text:style-name="T1">&lt;</text:span>head<text:span text:style-name="T1">&gt;</text:span><text:line-break/><text:span text:style-name="T1">&lt;</text:span>title<text:span text:style-name="T1">&gt;</text:span>Page Title<text:span text:style-name="T1">&lt;</text:span>/title<text:span text:style-name="T1">&gt;</text:span><text:line-break/><text:span text:style-name="T1">&lt;</text:span>/head<text:span text:style-name="T1">&gt;</text:span><text:line-break/><text:span text:style-name="T1">&lt;</text:span>body<text:span text:style-name="T1">&gt;</text:span><text:line-break/><text:line-break/><text:span text:style-name="T1">&lt;</text:span>h1<text:span text:style-name="T1">&gt;</text:span>This is a Heading<text:span text:style-name="T1">&lt;</text:span>/h1<text:span text:style-name="T1">&gt;</text:span><text:line-break/><text:span text:style-name="T1">&lt;</text:span>p<text:span text:style-name="T1">&gt;</text:span>This is a paragraph.<text:span text:style-name="T1">&lt;</text:span>/p<text:span text:style-name="T1">&gt;</text:span><text:line-break/><text:line-break/><text:span text:style-name="T1">&lt;</text:span>/body<text:span text:style-name="T1">&gt;</text:span><text:line-break/><text:span text:style-name="T1">&lt;</text:span>/html<text:span text:style-name="T1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36:19.577210290</meta:creation-date>
    <dc:date>2024-08-07T11:37:23.147715384</dc:date>
    <meta:editing-duration>PT1M6S</meta:editing-duration>
    <meta:editing-cycles>1</meta:editing-cycles>
    <meta:document-statistic meta:table-count="0" meta:image-count="0" meta:object-count="0" meta:page-count="1" meta:paragraph-count="1" meta:word-count="18" meta:character-count="143" meta:non-whitespace-character-count="124"/>
    <meta:generator>LibreOffice/7.6.2.1$Linux_X86_64 LibreOffice_project/60$Build-1</meta:generator>
  </office:meta>
</office:document-meta>
</file>